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303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мпульс длительностью не более заданной</text:h>
          </table:table-cell>
        </table:table-row>
        <table:table-row>
          <table:table-cell table:style-name="Table1.A2" office:value-type="string">
            <text:p text:style-name="P2">в палитр<text:span text:style-name="T1">е</text:span>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29cm" svg:height="1.461cm" draw:z-index="0"><draw:image xlink:href="../../odt/images/303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Формирует импульс заданной длительности и не более при изменении входа от нуля до единицы.</text:p>
            <text:p text:style-name="Text_20_body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если входной сигнал исчез ранее заданной длительности импульса (стал равным 0), блок </text:span><text:span text:style-name="T2">учитывает</text:span><text:span text:style-name="T1"> это и прекращает подачу импульса на выходе.</text:span></text:p>
            <text:p text:style-name="Text_20_body"><text:span text:style-name="T4">Свойства</text:span>:</text:p>
            <text:list xml:id="list1773606718384188402" text:style-name="L1">
              <text:list-item>
                <text:p text:style-name="P5">Длительность импульса — время, в течение которого блок формирует логическую единицу на выходе. Длительность импульса может быть меньше заданной, при исчезновении входного сигнала.</text:p>
              </text:list-item>
              <text:list-item>
                <text:p text:style-name="P5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Text_20_body"><text:span text:style-name="T4">Сравнительный пример</text:span> работы блока:</text:p>
            <text:p text:style-name="Text_20_body">Рассмотрим три блока с длительностью импульсов не более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4"><draw:frame draw:style-name="fr2" draw:name="Графический объект3" text:anchor-type="as-char" svg:width="8.119cm" svg:height="5.851cm" draw:z-index="0"><draw:image xlink:href="../../odt/images/3035_example.png" xlink:type="simple" xlink:show="embed" xlink:actuate="onLoad"/></draw:frame></text:p>
            <text:p text:style-name="Text_20_body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4"><draw:frame draw:style-name="fr2" draw:name="Графический объект4" text:anchor-type="as-char" svg:width="13.229cm" svg:height="7.938cm" draw:z-index="0"><draw:image xlink:href="../../odt/images/3035_example_1.png" xlink:type="simple" xlink:show="embed" xlink:actuate="onLoad"/></draw:frame></text:p>
            <text:p text:style-name="P4"><draw:frame draw:style-name="fr2" draw:name="Графический объект5" text:anchor-type="as-char" svg:width="13.229cm" svg:height="7.938cm" draw:z-index="0"><draw:image xlink:href="../../odt/images/3035_example_2.png" xlink:type="simple" xlink:show="embed" xlink:actuate="onLoad"/></draw:frame></text:p>
            <text:p text:style-name="P4"><draw:frame draw:style-name="fr2" draw:name="Графический объект6" text:anchor-type="as-char" svg:width="13.229cm" svg:height="7.938cm" draw:z-index="0"><draw:image xlink:href="../../odt/images/3035_example_3.png" xlink:type="simple" xlink:show="embed" xlink:actuate="onLoad"/></draw:frame></text:p>
            <text:p text:style-name="Text_20_body">Как видно из графиков, блок генерирует импульсы не более заданной длительности и только до тех пор, пока входной сигнал изменялся от 0 до 1 и остается равным 1. Два последних графика совпадают, хотя заданная длительность импульса в блоках разная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длительностью не более заданной</dc:title>
    <dc:date>2012-03-30T16:26:26.31</dc:date>
    <meta:generator>OpenOffice_Beta/4.1.0$Win32 OpenOffice.org_project/410m14$Build-9760</meta:generator>
    <meta:editing-duration>PT1H28M18S</meta:editing-duration>
    <meta:editing-cycles>42</meta:editing-cycles>
    <meta:document-statistic meta:table-count="1" meta:image-count="6" meta:object-count="0" meta:page-count="2" meta:paragraph-count="19" meta:word-count="227" meta:character-count="1502"/>
  </office:meta>
</office:document-meta>
</file>